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000000329F15FF2CC6003EF85.png" manifest:media-type="image/png"/>
  <manifest:file-entry manifest:full-path="Pictures/1000000100000780000004435FE0779ABC825A57.png" manifest:media-type="image/png"/>
  <manifest:file-entry manifest:full-path="Pictures/1000000100000453000002BB9C8C9E68A8FDEF62.png" manifest:media-type="image/png"/>
  <manifest:file-entry manifest:full-path="Pictures/100000010000093B000005F5376709A234844F99.png" manifest:media-type="image/png"/>
  <manifest:file-entry manifest:full-path="Pictures/100000010000035C000003120178F925EC724E5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4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953cm"/>
      <style:paragraph-properties style:writing-mode="lr-tb"/>
    </style:style>
    <style:style style:name="pr1" style:family="presentation" style:parent-style-name="Midnightblue1-title" style:list-style-name="L1">
      <style:graphic-properties draw:textarea-vertical-align="top" draw:auto-grow-height="true" fo:min-height="3.914cm"/>
      <style:paragraph-properties style:writing-mode="lr-tb"/>
    </style:style>
    <style:style style:name="pr2" style:family="presentation" style:parent-style-name="Midnightblue1-subtitle">
      <style:graphic-properties draw:fill-color="#ffffff" fo:min-height="4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008c7f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" fo:font-size="34pt" fo:font-style="normal" fo:text-shadow="none" style:text-underline-style="none" fo:font-weight="bold" style:letter-kerning="true" style:font-size-asian="30pt" style:font-style-asian="normal" style:font-weight-asian="bold" style:font-size-complex="3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Source Sans Pro Semibold2" fo:font-size="22pt" fo:font-weight="600"/>
    </style:style>
    <style:style style:name="T1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00" loext:opacity="100%"/>
    </style:style>
    <style:style style:name="T3" style:family="text">
      <style:text-properties style:font-name="Source Sans Pro Semibold2" fo:font-size="22pt" fo:font-weight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custom-shape draw:style-name="gr1" draw:text-style-name="P1" draw:layer="layout" svg:width="18.725cm" svg:height="3.957cm" svg:x="4.638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18.362cm" svg:height="3.914cm" svg:x="4.819cm" svg:y="4.043cm" presentation:class="title" presentation:user-transformed="true">
          <draw:text-box>
            <text:p>Absorption et émission de la lumière</text:p>
          </draw:text-box>
        </draw:frame>
        <draw:frame presentation:style-name="pr2" draw:text-style-name="P3" draw:layer="layout" svg:width="26cm" svg:height="4.5cm" svg:x="1cm" svg:y="8.5cm" presentation:class="subtitle" presentation:user-transformed="true">
          <draw:text-box>
            <text:p><text:span text:style-name="T1">Alexandre Jedrecy</text:span></text:p>
            <text:p><text:span text:style-name="T2"/></text:p>
            <text:p><text:span text:style-name="T2">Concours externe spécial de l’agrégation de physique-chimie option physique</text:span></text:p>
            <text:p><text:span text:style-name="T2">Session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8.5cm" svg:height="4.83cm" svg:x="18.5cm" svg:y="4.445cm">
          <draw:image xlink:href="Pictures/1000000100000780000004435FE0779ABC825A57.png" xlink:type="simple" xlink:show="embed" xlink:actuate="onLoad" draw:mime-type="image/png">
            <text:p/>
          </draw:image>
        </draw:frame>
        <draw:frame draw:style-name="gr4" draw:text-style-name="P6" draw:layer="layout" svg:width="4.947cm" svg:height="1.225cm" svg:x="20.053cm" svg:y="9.775cm">
          <draw:text-box>
            <text:p><text:span text:style-name="T3">Rhodamine B</text:span></text:p>
          </draw:text-box>
        </draw:frame>
        <draw:frame draw:style-name="gr3" draw:text-style-name="P5" xml:id="id1" draw:id="id1" draw:layer="layout" svg:width="17.5cm" svg:height="11.05cm" svg:x="0.5cm" svg:y="2.467cm">
          <draw:image xlink:href="Pictures/1000000100000453000002BB9C8C9E68A8FDEF62.png" xlink:type="simple" xlink:show="embed" xlink:actuate="onLoad" draw:mime-type="image/png">
            <text:p/>
          </draw:image>
        </draw:frame>
        <draw:frame draw:style-name="gr5" draw:text-style-name="P6" xml:id="id2" draw:id="id2" draw:layer="layout" svg:width="7.453cm" svg:height="1.225cm" svg:x="6.547cm" svg:y="13.775cm">
          <draw:text-box>
            <text:p><text:span text:style-name="T3">Spectre d’absorp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13.242cm" svg:height="12.102cm" svg:x="7.379cm" svg:y="1.636cm">
          <draw:image xlink:href="Pictures/100000010000035C000003120178F925EC724E5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draw:style-name="gr3" draw:text-style-name="P5" draw:layer="layout" svg:width="20.005cm" svg:height="12.91cm" svg:x="3.998cm" svg:y="1cm">
          <draw:image xlink:href="Pictures/100000010000093B000005F5376709A234844F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2" svg:font-family="'Source Sans Pro Semibold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 loext:hyphenation-no-caps="false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 loext:hyphenation-no-caps="false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 loext:hyphenation-no-caps="false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 loext:hyphenation-no-caps="false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  <style:text-properties fo:color="#2c3e50" loext:opacity="100%" fo:hyphenate="false" loext:hyphenation-no-caps="false"/>
    </style:style>
    <style:style style:name="Midnightblue-outline6" style:family="presentation" style:parent-style-name="Midnightblue-outline5">
      <style:text-properties fo:color="#2c3e50" loext:opacity="100%" fo:hyphenate="false" loext:hyphenation-no-caps="false"/>
    </style:style>
    <style:style style:name="Midnightblue-outline7" style:family="presentation" style:parent-style-name="Midnightblue-outline6">
      <style:text-properties fo:color="#2c3e50" loext:opacity="100%" fo:hyphenate="false" loext:hyphenation-no-caps="false"/>
    </style:style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12pt" fo:font-style="normal" fo:text-shadow="none" style:text-underline-style="none" fo:font-weight="900" style:letter-kerning="true" style:font-size-asian="14pt" style:font-style-asian="normal" style:font-weight-asian="900" style:font-size-complex="14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false" style:shrink-to-fit="true">
        <text:list-style style:name="Midnightblue_5f_-outline1" style:display-name="Midnightblue_-outline1">
          <text:list-level-style-bullet text:level="1" text:bullet-char="■">
            <style:list-level-properties text:space-before="0.3cm" text:min-label-width="0.9cm"/>
            <style:text-properties fo:font-family="OpenSymbol" style:font-style-name="Regular" style:font-charset="x-symbol" fo:color="#008c7f" fo:font-size="9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008c7f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 fo:hyphenate="false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3cm" fo:text-indent="0cm"/>
      <style:text-properties fo:color="#2c3e50" loext:opacity="100%"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 fo:hyphenate="false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224cm" fo:text-indent="0cm"/>
      <style:text-properties fo:color="#2c3e50" loext:opacity="100%" fo:font-size="18pt" style:font-size-asian="18pt" style:font-size-complex="18pt" fo:hyphenate="false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15cm" fo:text-indent="0cm"/>
      <style:text-properties fo:color="#2c3e50" loext:opacity="100%" fo:font-size="15pt" style:font-size-asian="15pt" style:font-size-complex="15pt" fo:hyphenate="false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075cm" fo:text-indent="0cm"/>
      <style:text-properties fo:color="#2c3e50" loext:opacity="100%" fo:hyphenate="false"/>
    </style:style>
    <style:style style:name="Midnightblue_5f_-outline6" style:display-name="Midnightblue_-outline6" style:family="presentation" style:parent-style-name="Midnightblue_5f_-outline5">
      <style:text-properties fo:color="#2c3e50" loext:opacity="100%" fo:hyphenate="false"/>
    </style:style>
    <style:style style:name="Midnightblue_5f_-outline7" style:display-name="Midnightblue_-outline7" style:family="presentation" style:parent-style-name="Midnightblue_5f_-outline6">
      <style:text-properties fo:color="#2c3e50" loext:opacity="100%" fo:hyphenate="false"/>
    </style:style>
    <style:style style:name="Midnightblue_5f_-outline8" style:display-name="Midnightblue_-outline8" style:family="presentation" style:parent-style-name="Midnightblue_5f_-outline7"/>
    <style:style style:name="Midnightblue_5f_-outline9" style:display-name="Midnightblue_-outline9" style:family="presentation" style:parent-style-name="Midnightblue_5f_-outline8"/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Accent_20_1">
      <style:graphic-properties draw:fill-color="#2c3e50" fo:min-height="0.5cm" fo:min-width="27.5cm" style:protect="position size"/>
    </style:style>
    <style:style style:name="Mgr5" style:family="graphic" style:parent-style-name="Accent_20_1">
      <style:graphic-properties draw:fill-color="#008c7f" fo:min-height="0.25cm" fo:min-width="27.5cm"/>
    </style:style>
    <style:style style:name="Mgr6" style:family="graphic" style:parent-style-name="Accent_20_2">
      <style:graphic-properties draw:fill="solid" draw:fill-color="#008c7f" draw:opacity="100%" fo:min-height="0.634cm" fo:min-width="0.384cm" draw:shadow-opacity="100%"/>
    </style:style>
    <style:style style:name="Mgr7" style:family="graphic" style:parent-style-name="standard">
      <style:graphic-properties draw:stroke-linejoin="none" svg:stroke-linecap="round" draw:fill-color="#008c7f" draw:textarea-horizontal-align="justify" draw:textarea-vertical-align="middle" draw:auto-grow-height="false" fo:min-height="3.321cm" fo:min-width="17.839cm"/>
    </style:style>
    <style:style style:name="Mgr8" style:family="graphic" style:parent-style-name="Accent_20_1">
      <style:graphic-properties draw:fill="solid" draw:fill-color="#2c3e50" draw:opacity="100%" fo:min-height="0cm" fo:min-width="27.5cm"/>
    </style:style>
    <style:style style:name="Mgr9" style:family="graphic" style:parent-style-name="Accent_20_2">
      <style:graphic-properties draw:fill-color="#008c7f" draw:opacity="100%" fo:min-height="1.75cm" fo:min-width="27.5cm" draw:shadow-opacity="100%"/>
    </style:style>
    <style:style style:name="Mgr10" style:family="graphic" style:parent-style-name="Accent_20_1">
      <style:graphic-properties fo:min-height="15.5cm" fo:min-width="27.5cm"/>
    </style:style>
    <style:style style:name="Mgr11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12" style:family="graphic" style:parent-style-name="Accent_20_1">
      <style:graphic-properties draw:fill-color="#008c7f" fo:min-height="2.374cm" fo:min-width="27.5cm"/>
    </style:style>
    <style:style style:name="Mgr13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5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2c3e50"/>
    </style:style>
    <style:style style:name="MP7" style:family="paragraph">
      <loext:graphic-properties draw:fill-color="#008c7f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008c7f" draw:opacity="100%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-color="#008c7f"/>
      <style:paragraph-properties fo:text-align="center"/>
    </style:style>
    <style:style style:name="MP18" style:family="paragraph">
      <loext:graphic-properties draw:fill="solid" draw:fill-color="#2c3e50" draw:opacity="100%"/>
    </style:style>
    <style:style style:name="MP19" style:family="paragraph">
      <loext:graphic-properties draw:fill-color="#008c7f" draw:opacity="100%"/>
    </style:style>
    <style:style style:name="MP20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22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24" style:family="paragraph">
      <style:paragraph-properties fo:text-align="center"/>
    </style:style>
    <style:style style:name="MP25" style:family="paragraph">
      <loext:graphic-properties draw:fill="solid" draw:fill-color="#1abc9c" draw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frame draw:style-name="Mgr3" draw:text-style-name="MP5" draw:layer="backgroundobjects" svg:width="28cm" svg:height="15.75cm" svg:x="0cm" svg:y="0cm">
        <draw:image xlink:href="Pictures/100000010000050000000329F15FF2CC6003EF85.png" xlink:type="simple" xlink:show="embed" xlink:actuate="onLoad" draw:mime-type="image/png">
          <text:p/>
        </draw:image>
      </draw:frame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0.5cm" svg:x="0.5cm" svg:y="0cm" presentation:class="title" presentation:placeholder="true">
        <draw:text-box/>
      </draw:frame>
      <draw:frame presentation:style-name="Midnightblue-outline1" draw:layer="backgroundobjects" svg:width="26cm" svg:height="13.625cm" svg:x="1cm" svg:y="1cm" presentation:class="outline" presentation:placeholder="true">
        <draw:text-box/>
      </draw:frame>
      <draw:frame presentation:style-name="Mpr1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6" draw:text-style-name="MP11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12" draw:layer="backgroundobjects" svg:width="2cm" svg:height="1.5cm" svg:x="25.5cm" svg:y="14.2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3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4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4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7" draw:text-style-name="MP17" draw:layer="backgroundobjects" svg:width="18.725cm" svg:height="3.957cm" svg:x="4.638cm" svg:y="4.001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8" draw:layer="backgroundobjects" svg:width="28cm" svg:height="0.001cm" svg:x="0cm" svg:y="15.7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19" draw:layer="backgroundobjects" svg:width="28cm" svg:height="2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idnightblue1-title" draw:layer="backgroundobjects" svg:width="18cm" svg:height="3.958cm" svg:x="5cm" svg:y="4.001cm" presentation:class="title" presentation:placeholder="true">
        <draw:text-box/>
      </draw:frame>
      <draw:frame presentation:style-name="Midnightblue1-outline1" draw:layer="backgroundobjects" svg:width="1cm" svg:height="1cm" svg:x="1cm" svg:y="11.5cm" presentation:class="outline" presentation:placeholder="true">
        <draw:text-box/>
      </draw:frame>
      <draw:frame presentation:style-name="Mpr5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6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7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8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8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24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9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1" draw:layer="backgroundobjects" svg:width="9.113cm" svg:height="1.484cm" svg:x="0cm" svg:y="0cm" presentation:class="header">
          <draw:text-box>
            <text:p text:style-name="MP20"><text:span text:style-name="MT3"><presentation:header/></text:span></text:p>
          </draw:text-box>
        </draw:frame>
        <draw:frame presentation:style-name="Mpr11" draw:text-style-name="MP23" draw:layer="backgroundobjects" svg:width="9.113cm" svg:height="1.484cm" svg:x="11.886cm" svg:y="0cm" presentation:class="date-time">
          <draw:text-box>
            <text:p text:style-name="MP22"><text:span text:style-name="MT3"><presentation:date-time/></text:span></text:p>
          </draw:text-box>
        </draw:frame>
        <draw:frame presentation:style-name="Mpr12" draw:text-style-name="MP21" draw:layer="backgroundobjects" svg:width="9.113cm" svg:height="1.484cm" svg:x="0cm" svg:y="28.215cm" presentation:class="footer">
          <draw:text-box>
            <text:p text:style-name="MP20"><text:span text:style-name="MT3"><presentation:footer/></text:span></text:p>
          </draw:text-box>
        </draw:frame>
        <draw:frame presentation:style-name="Mpr12" draw:text-style-name="MP23" draw:layer="backgroundobjects" svg:width="9.113cm" svg:height="1.484cm" svg:x="11.886cm" svg:y="28.215cm" presentation:class="page-number">
          <draw:text-box>
            <text:p text:style-name="MP22"><text:span text:style-name="MT3"><text:page-number>&lt;numéro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1">
      <draw:custom-shape draw:style-name="Mgr4" draw:text-style-name="MP6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12" draw:text-style-name="MP7" draw:layer="backgroundobjects" svg:width="28cm" svg:height="2.62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1.997cm" svg:x="1cm" svg:y="0cm" presentation:class="title" presentation:placeholder="true">
        <draw:text-box/>
      </draw:frame>
      <draw:frame presentation:style-name="Midnightblue_5f_-outline1" draw:layer="backgroundobjects" svg:width="26cm" svg:height="11.625cm" svg:x="1cm" svg:y="3cm" presentation:class="outline" presentation:placeholder="true">
        <draw:text-box/>
      </draw:frame>
      <draw:frame presentation:style-name="Mpr13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13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draw:style-name="Mgr13" draw:text-style-name="MP25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4" draw:text-style-name="MP12" draw:layer="backgroundobjects" svg:width="2cm" svg:height="1.5cm" svg:x="25.5cm" svg:y="14.215cm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15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6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6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2T12:12:25.020000000</meta:creation-date>
    <meta:editing-duration>PT51M57S</meta:editing-duration>
    <meta:editing-cycles>22</meta:editing-cycles>
    <meta:generator>LibreOffice/7.2.7.2$Windows_X86_64 LibreOffice_project/8d71d29d553c0f7dcbfa38fbfda25ee34cce99a2</meta:generator>
    <dc:title>Slide agreg</dc:title>
    <dc:date>2022-06-06T01:15:02.215000000</dc:date>
    <meta:document-statistic meta:object-count="83"/>
  </office:meta>
</office:document-meta>
</file>